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3747"/>
    </style:style>
    <style:style style:name="P2" style:family="paragraph" style:parent-style-name="Standard">
      <style:text-properties officeooo:rsid="000e633d" officeooo:paragraph-rsid="000e633d"/>
    </style:style>
    <style:style style:name="P3" style:family="paragraph" style:parent-style-name="Standard">
      <style:text-properties officeooo:rsid="000e633d" officeooo:paragraph-rsid="00143747"/>
    </style:style>
    <style:style style:name="P4" style:family="paragraph" style:parent-style-name="Standard">
      <style:text-properties officeooo:rsid="000e633d" officeooo:paragraph-rsid="001729c6"/>
    </style:style>
    <style:style style:name="P5" style:family="paragraph" style:parent-style-name="Standard">
      <style:text-properties officeooo:rsid="000ed786" officeooo:paragraph-rsid="000ed786"/>
    </style:style>
    <style:style style:name="P6" style:family="paragraph" style:parent-style-name="Standard">
      <style:text-properties officeooo:rsid="000ed786" officeooo:paragraph-rsid="00189f13"/>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0d51ef" officeooo:paragraph-rsid="000d51ef" style:font-weight-asian="bold" style:font-weight-complex="bold"/>
    </style:style>
    <style:style style:name="P9" style:family="paragraph" style:parent-style-name="Standard">
      <style:text-properties fo:font-weight="bold" officeooo:rsid="000d51ef" officeooo:paragraph-rsid="001c61f2" style:font-weight-asian="bold" style:font-weight-complex="bold"/>
    </style:style>
    <style:style style:name="P10" style:family="paragraph" style:parent-style-name="Standard">
      <style:text-properties fo:font-weight="bold" officeooo:rsid="000d51ef" officeooo:paragraph-rsid="001d0e15" style:font-weight-asian="bold" style:font-weight-complex="bold"/>
    </style:style>
    <style:style style:name="P11" style:family="paragraph" style:parent-style-name="Standard">
      <style:text-properties fo:font-weight="bold" officeooo:rsid="000d51ef" officeooo:paragraph-rsid="001e80d8" style:font-weight-asian="bold" style:font-weight-complex="bold"/>
    </style:style>
    <style:style style:name="P12" style:family="paragraph" style:parent-style-name="Standard">
      <style:text-properties fo:font-weight="bold" officeooo:rsid="000d51ef" officeooo:paragraph-rsid="001f28b1" style:font-weight-asian="bold" style:font-weight-complex="bold"/>
    </style:style>
    <style:style style:name="P13" style:family="paragraph" style:parent-style-name="Standard">
      <style:text-properties fo:font-weight="bold" officeooo:rsid="000e633d" officeooo:paragraph-rsid="000e633d" style:font-weight-asian="bold" style:font-weight-complex="bold"/>
    </style:style>
    <style:style style:name="P14" style:family="paragraph" style:parent-style-name="Standard">
      <style:text-properties officeooo:rsid="000d51ef" officeooo:paragraph-rsid="000d51ef"/>
    </style:style>
    <style:style style:name="T1" style:family="text">
      <style:text-properties officeooo:rsid="001096a7"/>
    </style:style>
    <style:style style:name="T2" style:family="text">
      <style:text-properties officeooo:rsid="00118cd7"/>
    </style:style>
    <style:style style:name="T3" style:family="text">
      <style:text-properties officeooo:rsid="0012ab06"/>
    </style:style>
    <style:style style:name="T4" style:family="text">
      <style:text-properties officeooo:rsid="00143747"/>
    </style:style>
    <style:style style:name="T5" style:family="text">
      <style:text-properties officeooo:rsid="001559cc"/>
    </style:style>
    <style:style style:name="T6" style:family="text">
      <style:text-properties officeooo:rsid="00171885"/>
    </style:style>
    <style:style style:name="T7" style:family="text">
      <style:text-properties officeooo:rsid="001729c6"/>
    </style:style>
    <style:style style:name="T8" style:family="text">
      <style:text-properties officeooo:rsid="00189f13"/>
    </style:style>
    <style:style style:name="T9" style:family="text">
      <style:text-properties officeooo:rsid="001975f4"/>
    </style:style>
    <style:style style:name="T10" style:family="text">
      <style:text-properties officeooo:rsid="001a6f57"/>
    </style:style>
    <style:style style:name="T11" style:family="text">
      <style:text-properties officeooo:rsid="001a8984"/>
    </style:style>
    <style:style style:name="T12" style:family="text">
      <style:text-properties officeooo:rsid="001c61f2"/>
    </style:style>
    <style:style style:name="T13" style:family="text">
      <style:text-properties officeooo:rsid="001d0e15"/>
    </style:style>
    <style:style style:name="T14" style:family="text">
      <style:text-properties fo:font-weight="normal" officeooo:rsid="001e80d8" style:font-weight-asian="normal" style:font-weight-complex="normal"/>
    </style:style>
    <style:style style:name="T15" style:family="text">
      <style:text-properties fo:font-weight="normal" officeooo:rsid="001f28b1" style:font-weight-asian="normal" style:font-weight-complex="normal"/>
    </style:style>
    <style:style style:name="T16" style:family="text">
      <style:text-properties fo:font-weight="normal" officeooo:rsid="00203b44" style:font-weight-asian="normal" style:font-weight-complex="normal"/>
    </style:style>
    <style:style style:name="T17" style:family="text">
      <style:text-properties fo:font-weight="normal" officeooo:rsid="0020b0d7" style:font-weight-asian="normal" style:font-weight-complex="normal"/>
    </style:style>
    <style:style style:name="T18" style:family="text">
      <style:text-properties fo:font-weight="normal" officeooo:rsid="0020f771" style:font-weight-asian="normal" style:font-weight-complex="normal"/>
    </style:style>
    <style:style style:name="T19" style:family="text">
      <style:text-properties fo:font-weight="normal" officeooo:rsid="0020fa18" style:font-weight-asian="normal" style:font-weight-complex="normal"/>
    </style:style>
    <style:style style:name="T20" style:family="text">
      <style:text-properties officeooo:rsid="001f28b1"/>
    </style:style>
    <style:style style:name="T21" style:family="text">
      <style:text-properties officeooo:rsid="0024f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ció <text:span text:style-name="T2">i motivació</text:span></text:p>
      <text:p text:style-name="P14"/>
      <text:p text:style-name="P14">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14"/>
      <text:p text:style-name="P14">Per altra banda, hem d'escollir un tema relacionat que haguem fet durant la carrera i desenvolupar-ho, a fi d'aprofundir més en base als coneixements adquirits i realitzar un treball autònom.</text:p>
      <text:p text:style-name="P14"/>
      <text:p text:style-name="P2"><text:span text:style-name="T4">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2"/>
      <text:p text:style-name="P3"><text:span text:style-name="T6">També</text:span><text:span text:style-name="T4"> tinc un gran interès en l'àrea de les aplicacions Android per a dispositius mòbils. A dia d'avui, es viu un gran auge d'aquestes tecnologies i el seu llenguatge (Java) ha sigut força utilitzat en el transcurs de la carrera cursada a la UB. </text:span><text:span text:style-name="T5">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3"><text:span text:style-name="T5"/></text:p>
      <text:p text:style-name="P4"><text:span text:style-name="T7">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span></text:p>
      <text:p text:style-name="P2"/>
      <text:p text:style-name="P13"><text:span text:style-name="T3">Definició d'</text:span>Objectius</text:p>
      <text:p text:style-name="P2"/>
      <text:p text:style-name="P5">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5"/>
      <text:p text:style-name="P5">Per arribar a poder fer tot això, m'hauré de familiaritzar en tot l'entorn Android ja que només abans ho vaig fer en una petita pràctica a Nous Usos de la Informàtica. Per tant, es pot dir que Android no he arribat a fer pràcticament fins a iniciar aquest Projecte Final de Grau.</text:p>
      <text:p text:style-name="P5"/>
      <text:p text:style-name="P5">Per altra banda, parteixo d'un codi que ja estava fet parcialment per la versió Android. El què ja estava fet de l'aplicació és la part de desencriptació de dades i emmagatzematge principalment. Per tant, un també m'hauré de familiaritzar amb tot el codi existent i entendre bé com funciona, per posteriorment poder implementar diferents funcionalitats que respectin el què ja hi havia, ampliant la informació de l'aplicació.</text:p>
      <text:p text:style-name="P5"/>
      <text:p text:style-name="P5"/>
      <text:p text:style-name="P5"/>
      <text:p text:style-name="P5"/>
      <text:p text:style-name="P5"/>
      <text:p text:style-name="P5"/>
      <text:p text:style-name="P5"/>
      <text:p text:style-name="P5"/>
      <text:p text:style-name="P5"/>
      <text:p text:style-name="P6"><text:soft-page-break/><text:span text:style-name="T8">INDEX PROPOSAT (Lluis)</text:span></text:p>
      <text:p text:style-name="P6"><text:span text:style-name="T8"/></text:p>
      <text:p text:style-name="P5">1 - Introducció i motivació</text:p>
      <text:p text:style-name="Standard">2 - Definició d'objectius</text:p>
      <text:p text:style-name="Standard">    - Funcionalitats, requisits</text:p>
      <text:p text:style-name="Standard">    - Pla de treball (incloent planificació inicial), contribució, <text:span text:style-name="T9">perquè he agafat el codi fet.</text:span></text:p>
      <text:p text:style-name="Standard">    - <text:span text:style-name="T1">Organització</text:span> del document <text:span text:style-name="T10">( </text:span><text:span text:style-name="T11">dir </text:span><text:span text:style-name="T10">on explicaré - de la memòria- les coses fetes per mi ).</text:span></text:p>
      <text:p text:style-name="Standard">3 - Aplicació F1LT v1</text:p>
      <text:p text:style-name="Standard">    - Està en llenguatge Java (Android)</text:p>
      <text:p text:style-name="Standard">    - No hi ha documentació, ho has mirat a "pelo"</text:p>
      <text:p text:style-name="P1">    - Gestió de dades</text:p>
      <text:p text:style-name="Standard">    - Esquema de blocs</text:p>
      <text:p text:style-name="Standard">    - Diagrama de seqüència</text:p>
      <text:p text:style-name="Standard">4 - Desenvolupament</text:p>
      <text:p text:style-name="Standard">    - Continuem amb Java</text:p>
      <text:p text:style-name="Standard">    - Afegim noves funcionalitats</text:p>
      <text:p text:style-name="Standard">    - Agafar els diagrames anteriors i mostrar les modificacions (color diferent)</text:p>
      <text:p text:style-name="Standard">    - Modificacions fetes</text:p>
      <text:p text:style-name="Standard">      - Guardar les dades mentre es reben</text:p>
      <text:p text:style-name="Standard">      - Capacitat de reproducció</text:p>
      <text:p text:style-name="Standard">      - Gràfics</text:p>
      <text:p text:style-name="Standard">    - Aquestes modificacions no impliquen eliminar funcionalitat anterior</text:p>
      <text:p text:style-name="Standard">5 - Resultats</text:p>
      <text:p text:style-name="Standard">    - Grans premis que has provat</text:p>
      <text:p text:style-name="Standard">    - Pantallazos</text:p>
      <text:p text:style-name="Standard">6 - Conclusions</text:p>
      <text:p text:style-name="Standard">    - Dificultats</text:p>
      <text:p text:style-name="Standard">    - Discussió crítica del treball realitzat</text:p>
      <text:p text:style-name="Standard">    - Línies futures<text:line-break/>    </text:p>
      <text:p text:style-name="Standard">A - Anex</text:p>
      <text:p text:style-name="Standard">    - Creació d'activities, <text:span text:style-name="T21">Bundle/Intent</text:span></text:p>
      <text:p text:style-name="Standard">    - Vocabul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text:span text:style-name="T12">ANNEX</text:span></text:p>
      <text:p text:style-name="P9"><text:span text:style-name="T2"/></text:p>
      <text:p text:style-name="P10"><text:span text:style-name="T13">Vocabulari específic</text:span></text:p>
      <text:p text:style-name="P10"><text:span text:style-name="T13"/></text:p>
      <text:p text:style-name="P10"><text:span text:style-name="T13">Live Timing : </text:span><text:span text:style-name="T14">Aplicació WEB ( Applet Java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4">ACCEDIR-HI</text:span></text:a><text:span text:style-name="T14"> cal estar registrat (és gratuït).</text:span></text:p>
      <text:p text:style-name="P10"><text:span text:style-name="T14"/></text:p>
      <text:p text:style-name="P12"><text:span text:style-name="T20">Applet Java</text:span><text:span text:style-name="T15"> : </text:span><text:span text:style-name="T16">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8">Els applets son </text:span><text:span text:style-name="T19">multi-plataforma</text:span><text:span text:style-name="T18">, per tant permet executar-ho en entorns Windows, Linux, Mac, etc. Només amb el requeriment que la màquina tingui la “Java Virtual Machine", contingut a les edicions de Java Standard Edition.</text:span></text:p>
      <text:p text:style-name="P11"><text:span text:style-name="T14"/></text:p>
      <text:p text:style-name="P7"/>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5-31T18:18:26</dc:date>
    <meta:editing-duration>PT1H18M58S</meta:editing-duration>
    <meta:editing-cycles>28</meta:editing-cycles>
    <meta:generator>LibreOffice/3.6$Linux_x86 LibreOffice_project/360m1$Build-2</meta:generator>
    <meta:document-statistic meta:table-count="0" meta:image-count="0" meta:object-count="0" meta:page-count="3" meta:paragraph-count="45" meta:word-count="786" meta:character-count="4754" meta:non-whitespace-character-count="3910"/>
  </office:meta>
</office:document-meta>
</file>